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17fb66be" style:font-name-asian="標楷體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5c7068" style:font-name-asian="標楷體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558463" style:font-name-asian="標楷體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576dc4" style:font-name-asian="標楷體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6de41e" style:font-name-asian="標楷體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6f6912" style:font-name-asian="標楷體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53a9b2" style:font-name-asian="標楷體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5886d8" style:font-name-asian="標楷體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" fo:font-size="17pt" style:text-underline-style="none" fo:font-weight="bold" officeooo:rsid="18b3759d" officeooo:paragraph-rsid="265bd4e6" style:font-name-asian="標楷體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267666d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71e25b" style:font-name-asian="標楷體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4ad8bd" style:font-name-asian="標楷體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62fad9" style:font-name-asian="標楷體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4eff98" style:font-name-asian="標楷體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50fdf6" style:font-name-asian="標楷體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521526" style:font-name-asian="標楷體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53a9b2" style:font-name-asian="標楷體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64b2e5" style:font-name-asian="標楷體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6ce296" style:font-name-asian="標楷體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6de41e" style:font-name-asian="標楷體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697843" style:font-name-asian="標楷體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69e994" style:font-name-asian="標楷體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26730f9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786957" officeooo:paragraph-rsid="26769fb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26769fb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2679ec6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7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26730f9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8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26748db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9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2677cc5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1" style:family="text">
      <style:text-properties style:font-name="標楷體"/>
    </style:style>
    <style:style style:name="T2" style:family="text">
      <style:text-properties style:font-name="標楷體" officeooo:rsid="264ad8bd"/>
    </style:style>
    <style:style style:name="T3" style:family="text">
      <style:text-properties style:font-name="標楷體" officeooo:rsid="264b0afb"/>
    </style:style>
    <style:style style:name="T4" style:family="text">
      <style:text-properties style:font-name="標楷體" style:font-name-asian="標楷體"/>
    </style:style>
    <style:style style:name="T5" style:family="text">
      <style:text-properties style:font-name="標楷體" officeooo:rsid="2653a9b2" style:font-name-asian="標楷體"/>
    </style:style>
    <style:style style:name="T6" style:family="text">
      <style:text-properties style:font-name="標楷體" officeooo:rsid="2a8d319b" style:font-name-asian="標楷體" style:font-name-complex="標楷體1"/>
    </style:style>
    <style:style style:name="T7" style:family="text">
      <style:text-properties style:font-name="標楷體" officeooo:rsid="2671e25b" style:font-name-asian="標楷體" style:font-name-complex="標楷體1"/>
    </style:style>
    <style:style style:name="T8" style:family="text">
      <style:text-properties style:font-name="標楷體" style:text-underline-style="solid" style:text-underline-width="auto" style:text-underline-color="font-color" officeooo:rsid="20c4ddfb"/>
    </style:style>
    <style:style style:name="T9" style:family="text">
      <style:text-properties style:font-name="標楷體" officeooo:rsid="0c2a20a1" style:font-name-complex="Liberation Serif1"/>
    </style:style>
    <style:style style:name="T10" style:family="text">
      <style:text-properties style:font-name="標楷體" officeooo:rsid="26793770"/>
    </style:style>
    <style:style style:name="T11" style:family="text">
      <style:text-properties style:font-name="標楷體1" officeooo:rsid="2a8d319b" style:font-name-asian="標楷體" style:font-name-complex="標楷體1"/>
    </style:style>
    <style:style style:name="T12" style:family="text">
      <style:text-properties style:text-outline="false" style:text-line-through-style="none" style:text-line-through-type="none" fo:font-style="normal" fo:text-shadow="none" style:font-style-asian="normal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style:font-style-asian="normal" style:font-style-complex="normal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8800940" style:font-style-asian="normal" style:font-style-complex="normal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743952" style:font-style-asian="normal" style:text-emphasize="none"/>
    </style:style>
    <style:style style:name="T16" style:family="text">
      <style:text-properties style:text-outline="false" style:text-line-through-style="none" style:text-line-through-type="none" style:font-name="標楷體" fo:font-style="normal" fo:text-shadow="none" style:text-underline-style="solid" style:text-underline-width="auto" style:text-underline-color="font-color" officeooo:rsid="18800940" style:font-style-asian="normal" style:font-style-complex="normal" style:text-emphasize="none"/>
    </style:style>
    <style:style style:name="T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ffe503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344815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39246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officeooo:rsid="39539246" style:font-style-asian="normal" style:text-emphasize="none"/>
    </style:style>
    <style:style style:name="T2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4b070f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81210264" text:style-name="L1">
        <text:list-item>
          <text:p text:style-name="P1"><text:bookmark-start text:name="個體"/>個體<text:bookmark-end text:name="個體"/></text:p>
          <text:list>
            <text:list-item>
              <text:p text:style-name="P2">個體 是 無機體、有機體、游離體。</text:p>
            </text:list-item>
            <text:list-item>
              <text:p text:style-name="P2">個體 是 肉質層、意識層。</text:p>
            </text:list-item>
            <text:list-item>
              <text:p text:style-name="P3">個體 是 能量、儲量。</text:p>
            </text:list-item>
            <text:list-item>
              <text:p text:style-name="P4">個體 是 個體（群）、群體、物種、種族、族群、組織、國家、文明、機制、體制、狀態。</text:p>
            </text:list-item>
          </text:list>
        </text:list-item>
        <text:list-item>
          <text:p text:style-name="P1"><text:bookmark-start text:name="&lt;[A]&gt;個體 蘊含 &lt;[A-1]&gt;個體"/>&lt;?[A]&gt;個體 蘊含 &lt;?[A-1]&gt;個體<text:bookmark-end text:name="&lt;[A]&gt;個體 蘊含 &lt;[A-1]&gt;個體"/></text:p>
          <text:list>
            <text:list-item>
              <text:p text:style-name="P11"><text:span text:style-name="T11">Λ</text:span><text:span text:style-name="T6"> &gt;= </text:span><text:span text:style-name="T7">A</text:span><text:span text:style-name="T6"> &gt;= </text:span><text:span text:style-name="T11">V。</text:span></text:p>
            </text:list-item>
            <text:list-item>
              <text:p text:style-name="P12"><text:span text:style-name="T1">&lt;?[A]&gt;個體 蘊含 &lt;?[A]a&gt;個體</text:span>。</text:p>
            </text:list-item>
            <text:list-item>
              <text:p text:style-name="P12"><text:span text:style-name="T1">&lt;?[A]</text:span><text:span text:style-name="T2">a</text:span><text:span text:style-name="T1">&gt;個體 蘊含 &lt;?[A]a</text:span><text:span text:style-name="T3">[B]</text:span><text:span text:style-name="T1">&gt;個體</text:span>。</text:p>
            </text:list-item>
            <text:list-item>
              <text:p text:style-name="P13"><text:span text:style-name="T1">&lt;?[A]&gt;個體 蘊含 &lt;?[</text:span><text:span text:style-name="T2">+1</text:span><text:span text:style-name="T1">]&gt;個體。</text:span></text:p>
              <text:list>
                <text:list-item>
                  <text:p text:style-name="P12"><text:span text:style-name="T1">&lt;?[</text:span><text:span text:style-name="T2">+1</text:span><text:span text:style-name="T1">]&gt;個體 蘊含 &lt;?[]&gt;個體</text:span>。</text:p>
                  <text:list>
                    <text:list-item>
                      <text:p text:style-name="P14"><text:span text:style-name="T1">&lt;?[]&gt;個體 蘊含 </text:span><text:span text:style-name="T4">&lt;_?3_&gt;個</text:span>體。</text:p>
                      <text:list>
                        <text:list-item>
                          <text:p text:style-name="P14"><text:span text:style-name="T1">&lt;_?3_&gt;個</text:span>體 <text:span text:style-name="T1">蘊含 &lt;?3&gt;</text:span>宇宙胞。</text:p>
                          <text:list>
                            <text:list-item>
                              <text:p text:style-name="P14">宇宙胞 分裂複製。</text:p>
                            </text:list-item>
                            <text:list-item>
                              <text:p text:style-name="P15"><text:span text:style-name="T1">&lt;?3&gt;</text:span>宇宙胞 蘊含 <text:span text:style-name="T1">&lt;?3&gt;</text:span>動能型宇宙、<text:span text:style-name="T1">&lt;?3&gt;</text:span>生物電流型宇宙、<text:span text:style-name="T1">&lt;?3&gt;化學反應</text:span>型宇宙。</text:p>
                              <text:list>
                                <text:list-item>
                                  <text:p text:style-name="P16"><text:span text:style-name="T1">&lt;?3&gt;</text:span>動能型宇宙 蘊含<text:span text:style-name="T4"> &lt;?2&gt;個</text:span>體。</text:p>
                                  <text:list>
                                    <text:list-item>
                                      <text:p text:style-name="P17"><text:span text:style-name="T4">&lt;?2&gt;個體 的 明顯例子，有機體個體</text:span><text:span text:style-name="T5">、</text:span><text:span text:style-name="T4">地球文明個體、人類物種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T4">對於 &lt;?[A]&gt;個體 來說，</text:span><text:span text:style-name="T1">&lt;?[A-1]&gt;個體 是 遊戲個體。</text:span></text:p>
              <text:list>
                <text:list-item>
                  <text:p text:style-name="P18"><text:span text:style-name="T4">對於 &lt;?[A]a&gt;個體 來說，</text:span><text:span text:style-name="T1">&lt;?[A-1]b&gt;個體 是 NPC、玩家型NPC、玩家進入的NPC。</text:span></text:p>
                </text:list-item>
                <text:list-item>
                  <text:p text:style-name="P19"><text:span text:style-name="T1">玩家型NPC 有機率 進入、到達、感測、交互作用 </text:span><text:span text:style-name="T4">&lt;?[A]&gt;個體。</text:span></text:p>
                </text:list-item>
                <text:list-item>
                  <text:p text:style-name="P20"><text:span text:style-name="T4">玩家 脫離 </text:span><text:span text:style-name="T1">&lt;?[A-1]&gt;個體 之後，有機率 回到 </text:span><text:span text:style-name="T4">&lt;?[A]&gt;個體。</text:span></text:p>
                  <text:list>
                    <text:list-item>
                      <text:p text:style-name="P5">玩家 有機率無法 脫離 &lt;?[A-1]&gt;個體。</text:p>
                    </text:list-item>
                    <text:list-item>
                      <text:p text:style-name="P6">玩家 有機率忘記 自己來自 &lt;?[A]&gt;個體。</text:p>
                    </text:list-item>
                    <text:list-item>
                      <text:p text:style-name="P6">玩家 有機率不想 回到 &lt;?[A]&gt;個體。</text:p>
                    </text:list-item>
                  </text:list>
                </text:list-item>
              </text:list>
            </text:list-item>
            <text:list-item>
              <text:p text:style-name="P21"><text:span text:style-name="T4">對於 &lt;?[A-1]&gt;個體 來說，</text:span><text:span text:style-name="T1">&lt;?[A]&gt;個體 是 玩家個體、創世神個體、</text:span><text:span text:style-name="T10">造</text:span><text:span text:style-name="T1">物主個體。</text:span></text:p>
              <text:list>
                <text:list-item>
                  <text:p text:style-name="P22"><text:span text:style-name="T4">對於 &lt;?[A-1]b&gt;個體 來說，</text:span><text:span text:style-name="T1">&lt;?[A]a&gt;個體 是 玩家。</text:span></text:p>
                </text:list-item>
              </text:list>
            </text:list-item>
          </text:list>
        </text:list-item>
        <text:list-item>
          <text:p text:style-name="P7"><text:bookmark-start text:name="文明"/>文明<text:bookmark-end text:name="文明"/></text:p>
          <text:list>
            <text:list-item>
              <text:p text:style-name="P7">道、德、個體 組成 文明。</text:p>
            </text:list-item>
            <text:list-item>
              <text:p text:style-name="P7">非監督式學習。</text:p>
            </text:list-item>
            <text:list-item>
              <text:p text:style-name="P7">本能、傳承。</text:p>
            </text:list-item>
            <text:list-item>
              <text:p text:style-name="P7">文明層級。</text:p>
              <text:list>
                <text:list-item>
                  <text:p text:style-name="P7">第零層級文明。</text:p>
                </text:list-item>
                <text:list-item>
                  <text:p text:style-name="P8">第一層級文明。</text:p>
                </text:list-item>
                <text:list-item>
                  <text:p text:style-name="P8">第二層級文明。</text:p>
                </text:list-item>
              </text:list>
            </text:list-item>
          </text:list>
        </text:list-item>
        <text:list-item>
          <text:p text:style-name="P8"><text:bookmark-start text:name="意識"/>意識<text:bookmark-end text:name="意識"/></text:p>
          <text:list>
            <text:list-item>
              <text:p text:style-name="P8">意識層級。</text:p>
              <text:list>
                <text:list-item>
                  <text:p text:style-name="P8">第零層級意識。</text:p>
                </text:list-item>
                <text:list-item>
                  <text:p text:style-name="P8">第一層級意識。</text:p>
                </text:list-item>
                <text:list-item>
                  <text:p text:style-name="P8">第二層級意識。</text:p>
                </text:list-item>
              </text:list>
            </text:list-item>
          </text:list>
        </text:list-item>
        <text:list-item>
          <text:p text:style-name="P8"><text:bookmark-start text:name="法則"/>法則<text:bookmark-end text:name="法則"/></text:p>
          <text:list>
            <text:list-item>
              <text:p text:style-name="P8">法則層級。</text:p>
              <text:list>
                <text:list-item>
                  <text:p text:style-name="P8">第零層級法則。</text:p>
                </text:list-item>
                <text:list-item>
                  <text:p text:style-name="P8">第一層級法則。</text:p>
                </text:list-item>
                <text:list-item>
                  <text:p text:style-name="P9">第二層級法則。</text:p>
                </text:list-item>
              </text:list>
            </text:list-item>
          </text:list>
        </text:list-item>
        <text:list-item>
          <text:p text:style-name="P9"><text:bookmark-start text:name="運算符號"/>運算符號<text:bookmark-end text:name="運算符號"/></text:p>
          <text:list>
            <text:list-item>
              <text:p text:style-name="P9">符號層級。</text:p>
              <text:list>
                <text:list-item>
                  <text:p text:style-name="P9">第零層級運算符號。</text:p>
                </text:list-item>
                <text:list-item>
                  <text:p text:style-name="P9">第一層級運算符號。</text:p>
                </text:list-item>
                <text:list-item>
                  <text:p text:style-name="P9">第二層級運算符號。</text:p>
                </text:list-item>
              </text:list>
            </text:list-item>
          </text:list>
        </text:list-item>
        <text:list-item>
          <text:p text:style-name="P23"><text:bookmark-start text:name="共生"/>共生<text:bookmark-end text:name="共生"/></text:p>
          <text:list>
            <text:list-item>
              <text:p text:style-name="P27">（共生 的 描述在 <text:span text:style-name="T24">_</text:span> 文件群的 <text:span text:style-name="T8">細胞論</text:span>）</text:p>
            </text:list-item>
            <text:list-item>
              <text:p text:style-name="P27"><text:span text:style-name="T12">（共生 的 描述在 </text:span><text:span text:style-name="T13">_</text:span><text:span text:style-name="T12"> 文件群的 </text:span><text:span text:style-name="T15">主意識層級</text:span><text:span text:style-name="T12">）</text:span></text:p>
            </text:list-item>
            <text:list-item>
              <text:p text:style-name="P27"><text:span text:style-name="T12">（共生 的 描述在 </text:span><text:span text:style-name="T13">_</text:span><text:span text:style-name="T12"> 文件群的 </text:span><text:span text:style-name="T15">湧現</text:span><text:span text:style-name="T12">）</text:span></text:p>
            </text:list-item>
            <text:list-item>
              <text:p text:style-name="P27"><text:span text:style-name="T12">（共生 的 描述在 </text:span><text:span text:style-name="T13">_</text:span><text:span text:style-name="T12"> 文件群的 </text:span><text:span text:style-name="T19">共存</text:span><text:span text:style-name="T12">）</text:span></text:p>
            </text:list-item>
            <text:list-item>
              <text:p text:style-name="P27"><text:span text:style-name="T12">（共生 的 描述在 </text:span><text:span text:style-name="T13">_</text:span><text:span text:style-name="T12"> 文件群的 </text:span><text:span text:style-name="T20">工具</text:span><text:span text:style-name="T12">）</text:span></text:p>
            </text:list-item>
            <text:list-item>
              <text:p text:style-name="P27"><text:span text:style-name="T12">（共生 的 描述在 </text:span><text:span text:style-name="T14">哲學</text:span><text:span text:style-name="T16"> (莊子)</text:span><text:span text:style-name="T12"> 文件群的 </text:span><text:span text:style-name="T18">神人</text:span><text:span text:style-name="T12">）</text:span></text:p>
            </text:list-item>
          </text:list>
        </text:list-item>
        <text:list-item>
          <text:p text:style-name="P10"><text:bookmark-start text:name="虛無"/><text:bookmark text:name="體制"/>虛無<text:bookmark-end text:name="虛無"/></text:p>
          <text:list>
            <text:list-item>
              <text:p text:style-name="P28">（<text:span text:style-name="T9">虛無</text:span><text:span text:style-name="T23"> </text:span>的 描述在 <text:span text:style-name="T25">體制</text:span> <text:span text:style-name="T23">文件群的 </text:span><text:span text:style-name="T17">體制</text:span>）</text:p>
            </text:list-item>
            <text:list-item>
              <text:p text:style-name="P28">（<text:span text:style-name="T9">虛無</text:span><text:span text:style-name="T23"> </text:span>的 描述在 <text:span text:style-name="T25">_</text:span> <text:span text:style-name="T23">文件群的 </text:span><text:span text:style-name="T21">錢、德 是 負相關性</text:span>）</text:p>
            </text:list-item>
          </text:list>
        </text:list-item>
        <text:list-item>
          <text:p text:style-name="P24"><text:bookmark-start text:name="導師制"/>導師制<text:bookmark-end text:name="導師制"/></text:p>
          <text:list>
            <text:list-item>
              <text:p text:style-name="P29">（導師制 的 描述在 <text:span text:style-name="T25">_</text:span> 文件群的 <text:span text:style-name="T25">湧現</text:span>）</text:p>
            </text:list-item>
            <text:list-item>
              <text:p text:style-name="P29">（導師制 的 描述在 <text:span text:style-name="T25">_</text:span> 文件群的 <text:span text:style-name="T25">共存</text:span>）</text:p>
            </text:list-item>
            <text:list-item>
              <text:p text:style-name="P29"><text:span text:style-name="T23">（導師制 的 描述在 </text:span><text:span text:style-name="T21">宇宙胞</text:span><text:span text:style-name="T23"> 文件群的 </text:span><text:span text:style-name="T22">佛渡有緣人</text:span><text:span text:style-name="T23">）</text:span></text:p>
            </text:list-item>
            <text:list-item>
              <text:p text:style-name="P29"><text:span text:style-name="T23">（導師制 的 描述在 </text:span><text:span text:style-name="T17">體制</text:span><text:span text:style-name="T23"> 文件群的 </text:span><text:span text:style-name="T17">導師制</text:span><text:span text:style-name="T23">）</text:span></text:p>
            </text:list-item>
          </text:list>
        </text:list-item>
        <text:list-item>
          <text:p text:style-name="P25"><text:bookmark-start text:name="宗"/>宗<text:bookmark-end text:name="宗"/></text:p>
          <text:list>
            <text:list-item>
              <text:p text:style-name="P26"><text:span text:style-name="T26">使用、沿用 宗量 的 命名方式、命名規則、命名規律，來 命名</text:span>。</text:p>
              <text:list>
                <text:list-item>
                  <text:p text:style-name="P26">宗量、宗疊、宗速震盪頻率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4T20:21:53.948000000</dc:date>
    <meta:editing-duration>P12DT1H4M27S</meta:editing-duration>
    <meta:editing-cycles>8922</meta:editing-cycles>
    <meta:document-statistic meta:table-count="0" meta:image-count="0" meta:object-count="0" meta:page-count="1" meta:paragraph-count="67" meta:word-count="862" meta:character-count="1258" meta:non-whitespace-character-count="1123"/>
  </office:meta>
</office:document-meta>
</file>